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OGRAMMA</text:p>
          </table:table-cell>
          <table:table-cell table:style-name="ce1"/>
          <table:table-cell table:style-name="ce1" office:value-type="string" calcext:value-type="string">
            <text:p>PC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EMORIA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INDIRIZZI</text:p>
          </table:table-cell>
          <table:table-cell table:style-name="ce1" office:value-type="string" calcext:value-type="string">
            <text:p>ISTRUZIONE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EGISTRI</text:p>
          </table:table-cell>
          <table:table-cell/>
          <table:table-cell table:style-name="ce1" office:value-type="string" calcext:value-type="string">
            <text:p>INDIRIZZI</text:p>
          </table:table-cell>
          <table:table-cell table:style-name="ce1" office:value-type="string" calcext:value-type="string">
            <text:p>VALORE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iH R1 0x01 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0x01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ADiL R1 0x00 </text:p>
          </table:table-cell>
          <table:table-cell table:number-columns-repeated="2"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0x01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ADiH R2 0x00 </text:p>
          </table:table-cell>
          <table:table-cell table:number-columns-repeated="2"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0x010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ADiL R2 0x03</text:p>
          </table:table-cell>
          <table:table-cell table:number-columns-repeated="2"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0x010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RE R1 R2</text:p>
          </table:table-cell>
          <table:table-cell table:number-columns-repeated="2"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0x010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ADiH R1 0x01 </text:p>
          </table:table-cell>
          <table:table-cell table:number-columns-repeated="2"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0x010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ADiL R1 0x02 </text:p>
          </table:table-cell>
          <table:table-cell table:number-columns-repeated="2"/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0x01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ADiH R2 0x00 </text:p>
          </table:table-cell>
          <table:table-cell table:number-columns-repeated="2"/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0x01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ADiL R2 0x07</text:p>
          </table:table-cell>
          <table:table-cell table:number-columns-repeated="4"/>
          <table:table-cell office:value-type="string" calcext:value-type="string">
            <text:p>0x010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ORE R1 R2</text:p>
          </table:table-cell>
          <table:table-cell table:number-columns-repeated="4"/>
          <table:table-cell office:value-type="string" calcext:value-type="string">
            <text:p>0x0109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ADiH R3 0x01 </text:p>
          </table:table-cell>
          <table:table-cell table:number-columns-repeated="4"/>
          <table:table-cell office:value-type="string" calcext:value-type="string">
            <text:p>0x010A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ADiL R3 0x00 </text:p>
          </table:table-cell>
          <table:table-cell table:number-columns-repeated="4"/>
          <table:table-cell office:value-type="string" calcext:value-type="string">
            <text:p>0x010B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R1 R3</text:p>
          </table:table-cell>
          <table:table-cell table:number-columns-repeated="4"/>
          <table:table-cell office:value-type="string" calcext:value-type="string">
            <text:p>0x010C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ADiH R3 0x01 </text:p>
          </table:table-cell>
          <table:table-cell table:number-columns-repeated="4"/>
          <table:table-cell office:value-type="string" calcext:value-type="string">
            <text:p>0x010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ADiL R3 0x02 </text:p>
          </table:table-cell>
          <table:table-cell table:number-columns-repeated="4"/>
          <table:table-cell office:value-type="string" calcext:value-type="string">
            <text:p>0x010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AD R2 R3</text:p>
          </table:table-cell>
          <table:table-cell table:number-columns-repeated="4"/>
          <table:table-cell office:value-type="string" calcext:value-type="string">
            <text:p>0x010F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ADiH R3 0x00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ADiL R3 0x01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ADiH R4 0x0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ADiL R4 0x01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ADiH R5 0x01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OADiL R5 0x04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CLO: BGT R4 R2 FINE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UL R3 R3 R4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LT R4 R1 NIENTE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ORE R5 R3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DD R5 R5 0x02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ENTE: ADD R4 R4 0x01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 CICLO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NE: <text:s/>EN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00:16:51.38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0:01:15.201000000</meta:creation-date>
    <dc:date>2018-10-25T00:20:28.560000000</dc:date>
    <meta:editing-duration>PT18M54S</meta:editing-duration>
    <meta:editing-cycles>5</meta:editing-cycles>
    <meta:generator>LibreOffice/6.0.4.2$Windows_X86_64 LibreOffice_project/9b0d9b32d5dcda91d2f1a96dc04c645c450872bf</meta:generator>
    <meta:document-statistic meta:table-count="1" meta:cell-count="93" meta:object-count="0"/>
  </office:meta>
</office:document-meta>
</file>